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3212" calcext:value-type="float">
            <text:p>0.3212</text:p>
          </table:table-cell>
          <table:table-cell office:value-type="float" office:value="-0.8604" calcext:value-type="float">
            <text:p>-0.8604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843" calcext:value-type="float">
            <text:p>0.984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4215" calcext:value-type="float">
            <text:p>0.4215</text:p>
          </table:table-cell>
          <table:table-cell office:value-type="float" office:value="-1.1644" calcext:value-type="float">
            <text:p>-1.1644</text:p>
          </table:table-cell>
          <table:table-cell office:value-type="float" office:value="1.2383" calcext:value-type="float">
            <text:p>1.2383</text:p>
          </table:table-cell>
          <table:table-cell table:number-columns-repeated="2" office:value-type="float" office:value="0.9859" calcext:value-type="float">
            <text:p>0.9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8" calcext:value-type="float">
            <text:p>0.99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916" calcext:value-type="float">
            <text:p>0.3916</text:p>
          </table:table-cell>
          <table:table-cell office:value-type="float" office:value="-2.0083" calcext:value-type="float">
            <text:p>-2.0083</text:p>
          </table:table-cell>
          <table:table-cell office:value-type="float" office:value="2.0461" calcext:value-type="float">
            <text:p>2.0461</text:p>
          </table:table-cell>
          <table:table-cell table:number-columns-repeated="2" office:value-type="float" office:value="0.9868" calcext:value-type="float">
            <text:p>0.98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-1.9906" calcext:value-type="float">
            <text:p>-1.9906</text:p>
          </table:table-cell>
          <table:table-cell office:value-type="float" office:value="2.0233" calcext:value-type="float">
            <text:p>2.0233</text:p>
          </table:table-cell>
          <table:table-cell table:number-columns-repeated="2" office:value-type="float" office:value="0.9933" calcext:value-type="float">
            <text:p>0.993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747" calcext:value-type="float">
            <text:p>0.2747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55" calcext:value-type="float">
            <text:p>-0.205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082" calcext:value-type="float">
            <text:p>0.2082</text:p>
          </table:table-cell>
          <table:table-cell table:number-columns-repeated="2" office:value-type="float" office:value="0.9869" calcext:value-type="float">
            <text:p>0.986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228" calcext:value-type="float">
            <text:p>0.222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159" calcext:value-type="float">
            <text:p>0.91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164" calcext:value-type="float">
            <text:p>0.916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8983" calcext:value-type="float">
            <text:p>0.89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005" calcext:value-type="float">
            <text:p>0.900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9069" calcext:value-type="float">
            <text:p>0.90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116" calcext:value-type="float">
            <text:p>0.911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9131" calcext:value-type="float">
            <text:p>0.913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9008" calcext:value-type="float">
            <text:p>0.900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021" calcext:value-type="float">
            <text:p>0.902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002" calcext:value-type="float">
            <text:p>0.90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9029" calcext:value-type="float">
            <text:p>0.90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124" calcext:value-type="float">
            <text:p>0.912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9219" calcext:value-type="float">
            <text:p>0.921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9275" calcext:value-type="float">
            <text:p>0.92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807" calcext:value-type="float">
            <text:p>0.2807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9" calcext:value-type="float">
            <text:p>-0.218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483" calcext:value-type="float">
            <text:p>0.2483</text:p>
          </table:table-cell>
          <table:table-cell table:number-columns-repeated="2" office:value-type="float" office:value="0.9866" calcext:value-type="float">
            <text:p>0.9866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794" calcext:value-type="float">
            <text:p>0.7794</text:p>
          </table:table-cell>
          <table:table-cell office:value-type="float" office:value="3.1707" calcext:value-type="float">
            <text:p>3.1707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3.2309" calcext:value-type="float">
            <text:p>3.2309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2" calcext:value-type="float">
            <text:p>3.2212</text:p>
          </table:table-cell>
          <table:table-cell office:value-type="float" office:value="0.7379" calcext:value-type="float">
            <text:p>0.7379</text:p>
          </table:table-cell>
          <table:table-cell office:value-type="float" office:value="3.3047" calcext:value-type="float">
            <text:p>3.304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063" calcext:value-type="float">
            <text:p>0.3063</text:p>
          </table:table-cell>
        </table:table-row>
      </table:table>
      <table:table table:name="Tabelle2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46" calcext:value-type="float">
            <text:p>-0.1046</text:p>
          </table:table-cell>
          <table:table-cell office:value-type="float" office:value="-1.115" calcext:value-type="float">
            <text:p>-1.115</text:p>
          </table:table-cell>
          <table:table-cell office:value-type="float" office:value="1.1199" calcext:value-type="float">
            <text:p>1.1199</text:p>
          </table:table-cell>
          <table:table-cell office:value-type="float" office:value="0.983" calcext:value-type="float">
            <text:p>0.983</text:p>
          </table:table-cell>
          <table:table-cell office:value-type="float" office:value="0.8444" calcext:value-type="float">
            <text:p>0.8444</text:p>
          </table:table-cell>
          <table:table-cell office:value-type="float" office:value="0.6102" calcext:value-type="float">
            <text:p>0.6102</text:p>
          </table:table-cell>
          <table:table-cell office:value-type="float" office:value="-0.1047" calcext:value-type="float">
            <text:p>-0.1047</text:p>
          </table:table-cell>
          <table:table-cell office:value-type="float" office:value="-1.0571" calcext:value-type="float">
            <text:p>-1.0571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205" calcext:value-type="float">
            <text:p>-0.1205</text:p>
          </table:table-cell>
          <table:table-cell office:value-type="float" office:value="-1.1132" calcext:value-type="float">
            <text:p>-1.1132</text:p>
          </table:table-cell>
          <table:table-cell office:value-type="float" office:value="1.1197" calcext:value-type="float">
            <text:p>1.1197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6091" calcext:value-type="float">
            <text:p>0.6091</text:p>
          </table:table-cell>
          <table:table-cell office:value-type="float" office:value="-0.1199" calcext:value-type="float">
            <text:p>-0.1199</text:p>
          </table:table-cell>
          <table:table-cell office:value-type="float" office:value="-1.0527" calcext:value-type="float">
            <text:p>-1.0527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6072" calcext:value-type="float">
            <text:p>0.60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-1.1107" calcext:value-type="float">
            <text:p>-1.1107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6135" calcext:value-type="float">
            <text:p>0.6135</text:p>
          </table:table-cell>
          <table:table-cell office:value-type="float" office:value="-0.1334" calcext:value-type="float">
            <text:p>-0.1334</text:p>
          </table:table-cell>
          <table:table-cell office:value-type="float" office:value="-1.0472" calcext:value-type="float">
            <text:p>-1.0472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119" calcext:value-type="float">
            <text:p>0.611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6891" calcext:value-type="float">
            <text:p>-0.6891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7848" calcext:value-type="float">
            <text:p>0.7848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6921" calcext:value-type="float">
            <text:p>-0.6921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89" calcext:value-type="float">
            <text:p>0.0089</text:p>
          </table:table-cell>
          <table:table-cell office:value-type="float" office:value="-0.6825" calcext:value-type="float">
            <text:p>-0.6825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7862" calcext:value-type="float">
            <text:p>0.786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6869" calcext:value-type="float">
            <text:p>-0.6869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7836" calcext:value-type="float">
            <text:p>0.783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21" calcext:value-type="float">
            <text:p>0.942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9" calcext:value-type="float">
            <text:p>0.95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33" calcext:value-type="float">
            <text:p>0.943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35" calcext:value-type="float">
            <text:p>0.95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68" calcext:value-type="float">
            <text:p>0.94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7" calcext:value-type="float">
            <text:p>0.95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472" calcext:value-type="float">
            <text:p>0.947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5" calcext:value-type="float">
            <text:p>0.95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79" calcext:value-type="float">
            <text:p>0.0379</text:p>
          </table:table-cell>
          <table:table-cell office:value-type="float" office:value="-0.709" calcext:value-type="float">
            <text:p>-0.709</text:p>
          </table:table-cell>
          <table:table-cell office:value-type="float" office:value="0.71" calcext:value-type="float">
            <text:p>0.71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7123" calcext:value-type="float">
            <text:p>-0.712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9878" calcext:value-type="float">
            <text:p>0.9878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7756" calcext:value-type="float">
            <text:p>0.7756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64" calcext:value-type="float">
            <text:p>0.0364</text:p>
          </table:table-cell>
          <table:table-cell office:value-type="float" office:value="-0.7048" calcext:value-type="float">
            <text:p>-0.7048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7131" calcext:value-type="float">
            <text:p>-0.7131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7749" calcext:value-type="float">
            <text:p>0.77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2997" calcext:value-type="float">
            <text:p>0.2997</text:p>
          </table:table-cell>
          <table:table-cell office:value-type="float" office:value="-0.8702" calcext:value-type="float">
            <text:p>-0.8702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09" calcext:value-type="float">
            <text:p>0.409</text:p>
          </table:table-cell>
          <table:table-cell office:value-type="float" office:value="0.1153" calcext:value-type="float">
            <text:p>0.1153</text:p>
          </table:table-cell>
          <table:table-cell office:value-type="float" office:value="-0.7938" calcext:value-type="float">
            <text:p>-0.7938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3943" calcext:value-type="float">
            <text:p>0.3943</text:p>
          </table:table-cell>
          <table:table-cell office:value-type="float" office:value="-1.1317" calcext:value-type="float">
            <text:p>-1.1317</text:p>
          </table:table-cell>
          <table:table-cell office:value-type="float" office:value="1.1984" calcext:value-type="float">
            <text:p>1.1984</text:p>
          </table:table-cell>
          <table:table-cell office:value-type="float" office:value="0.981" calcext:value-type="float">
            <text:p>0.98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144" calcext:value-type="float">
            <text:p>0.1144</text:p>
          </table:table-cell>
          <table:table-cell office:value-type="float" office:value="-0.8896" calcext:value-type="float">
            <text:p>-0.8896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1443" calcext:value-type="float">
            <text:p>0.144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7" calcext:value-type="float">
            <text:p>0.98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-1.0022" calcext:value-type="float">
            <text:p>-1.0022</text:p>
          </table:table-cell>
          <table:table-cell office:value-type="float" office:value="1.0081" calcext:value-type="float">
            <text:p>1.0081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09" calcext:value-type="float">
            <text:p>0.980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79" calcext:value-type="float">
            <text:p>0.0979</text:p>
          </table:table-cell>
          <table:table-cell office:value-type="float" office:value="-1.1751" calcext:value-type="float">
            <text:p>-1.1751</text:p>
          </table:table-cell>
          <table:table-cell office:value-type="float" office:value="1.1792" calcext:value-type="float">
            <text:p>1.1792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7853" calcext:value-type="float">
            <text:p>0.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6" calcext:value-type="float">
            <text:p>0.982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81" calcext:value-type="float">
            <text:p>0.0881</text:p>
          </table:table-cell>
          <table:table-cell office:value-type="float" office:value="-1.4076" calcext:value-type="float">
            <text:p>-1.4076</text:p>
          </table:table-cell>
          <table:table-cell office:value-type="float" office:value="1.4104" calcext:value-type="float">
            <text:p>1.4104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164" calcext:value-type="float">
            <text:p>0.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2" calcext:value-type="float">
            <text:p>0.9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-1.5728" calcext:value-type="float">
            <text:p>-1.5728</text:p>
          </table:table-cell>
          <table:table-cell office:value-type="float" office:value="1.5748" calcext:value-type="float">
            <text:p>1.574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6762" calcext:value-type="float">
            <text:p>0.6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2" calcext:value-type="float">
            <text:p>0.98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866" calcext:value-type="float">
            <text:p>0.0866</text:p>
          </table:table-cell>
          <table:table-cell office:value-type="float" office:value="-1.5327" calcext:value-type="float">
            <text:p>-1.5327</text:p>
          </table:table-cell>
          <table:table-cell office:value-type="float" office:value="1.5351" calcext:value-type="float">
            <text:p>1.535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7164" calcext:value-type="float">
            <text:p>0.7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05" calcext:value-type="float">
            <text:p>0.98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27" calcext:value-type="float">
            <text:p>0.0927</text:p>
          </table:table-cell>
          <table:table-cell office:value-type="float" office:value="-1.5189" calcext:value-type="float">
            <text:p>-1.5189</text:p>
          </table:table-cell>
          <table:table-cell office:value-type="float" office:value="1.5218" calcext:value-type="float">
            <text:p>1.521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7516" calcext:value-type="float">
            <text:p>0.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9811" calcext:value-type="float">
            <text:p>0.98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915" calcext:value-type="float">
            <text:p>0.0915</text:p>
          </table:table-cell>
          <table:table-cell office:value-type="float" office:value="-1.4745" calcext:value-type="float">
            <text:p>-1.4745</text:p>
          </table:table-cell>
          <table:table-cell office:value-type="float" office:value="1.4773" calcext:value-type="float">
            <text:p>1.4773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7849" calcext:value-type="float">
            <text:p>0.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786" calcext:value-type="float">
            <text:p>0.3786</text:p>
          </table:table-cell>
          <table:table-cell office:value-type="float" office:value="-2.0028" calcext:value-type="float">
            <text:p>-2.0028</text:p>
          </table:table-cell>
          <table:table-cell office:value-type="float" office:value="2.0383" calcext:value-type="float">
            <text:p>2.038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792" calcext:value-type="float">
            <text:p>0.0792</text:p>
          </table:table-cell>
          <table:table-cell office:value-type="float" office:value="-1.4414" calcext:value-type="float">
            <text:p>-1.4414</text:p>
          </table:table-cell>
          <table:table-cell office:value-type="float" office:value="1.4436" calcext:value-type="float">
            <text:p>1.4436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434" calcext:value-type="float">
            <text:p>0.3434</text:p>
          </table:table-cell>
          <table:table-cell office:value-type="float" office:value="-1.9836" calcext:value-type="float">
            <text:p>-1.9836</text:p>
          </table:table-cell>
          <table:table-cell office:value-type="float" office:value="2.0131" calcext:value-type="float">
            <text:p>2.0131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819" calcext:value-type="float">
            <text:p>0.0819</text:p>
          </table:table-cell>
          <table:table-cell office:value-type="float" office:value="-1.3987" calcext:value-type="float">
            <text:p>-1.3987</text:p>
          </table:table-cell>
          <table:table-cell office:value-type="float" office:value="1.401" calcext:value-type="float">
            <text:p>1.401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843" calcext:value-type="float">
            <text:p>0.843</text:p>
          </table:table-cell>
          <table:table-cell office:value-type="float" office:value="0.0599" calcext:value-type="float">
            <text:p>0.059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083" calcext:value-type="float">
            <text:p>0.1083</text:p>
          </table:table-cell>
          <table:table-cell office:value-type="float" office:value="-0.2563" calcext:value-type="float">
            <text:p>-0.2563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989" calcext:value-type="float">
            <text:p>0.0989</text:p>
          </table:table-cell>
          <table:table-cell office:value-type="float" office:value="-0.2569" calcext:value-type="float">
            <text:p>-0.2569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016" calcext:value-type="float">
            <text:p>0.901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47" calcext:value-type="float">
            <text:p>0.1147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-0.2608" calcext:value-type="float">
            <text:p>-0.2608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8993" calcext:value-type="float">
            <text:p>0.8993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14" calcext:value-type="float">
            <text:p>0.1214</text:p>
          </table:table-cell>
          <table:table-cell office:value-type="float" office:value="-0.2454" calcext:value-type="float">
            <text:p>-0.245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1114" calcext:value-type="float">
            <text:p>0.1114</text:p>
          </table:table-cell>
          <table:table-cell office:value-type="float" office:value="-0.2424" calcext:value-type="float">
            <text:p>-0.2424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9067" calcext:value-type="float">
            <text:p>0.9067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warp_x</text:p>
          </table:table-cell>
          <table:table-cell table:style-name="ce1" office:value-type="string" calcext:value-type="string">
            <text:p>warp_y</text:p>
          </table:table-cell>
          <table:table-cell table:style-name="ce1" office:value-type="string" calcext:value-type="string">
            <text:p>warpMagnitude</text:p>
          </table:table-cell>
          <table:table-cell table:style-name="ce1" office:value-type="string" calcext:value-type="string">
            <text:p>DC_CT</text:p>
          </table:table-cell>
          <table:table-cell table:style-name="ce1" office:value-type="string" calcext:value-type="string">
            <text:p>DC_MR</text:p>
          </table:table-cell>
          <table:table-cell table:style-name="ce1" office:value-type="string" calcext:value-type="string">
            <text:p>DC_MR_CT-COM</text:p>
          </table:table-cell>
          <table:table-cell table:style-name="ce1" office:value-type="string" calcext:value-type="string">
            <text:p>warp_x*</text:p>
          </table:table-cell>
          <table:table-cell table:style-name="ce1" office:value-type="string" calcext:value-type="string">
            <text:p>warp_y*</text:p>
          </table:table-cell>
          <table:table-cell table:style-name="ce1" office:value-type="string" calcext:value-type="string">
            <text:p>warpMagnitude* </text:p>
          </table:table-cell>
          <table:table-cell table:style-name="ce1" office:value-type="string" calcext:value-type="string">
            <text:p>DC_CT*</text:p>
          </table:table-cell>
          <table:table-cell table:style-name="ce1" office:value-type="string" calcext:value-type="string">
            <text:p>DC_MR*</text:p>
          </table:table-cell>
          <table:table-cell office:value-type="string" calcext:value-type="string">
            <text:p>DC_MR_CT-COM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415" calcext:value-type="float">
            <text:p>2.9415</text:p>
          </table:table-cell>
          <table:table-cell office:value-type="float" office:value="0.4286" calcext:value-type="float">
            <text:p>0.4286</text:p>
          </table:table-cell>
          <table:table-cell office:value-type="float" office:value="2.9725" calcext:value-type="float">
            <text:p>2.9725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2" calcext:value-type="float">
            <text:p>0.0062</text:p>
          </table:table-cell>
          <table:table-cell office:value-type="float" office:value="3.3112" calcext:value-type="float">
            <text:p>3.3112</text:p>
          </table:table-cell>
          <table:table-cell office:value-type="float" office:value="0.8531" calcext:value-type="float">
            <text:p>0.8531</text:p>
          </table:table-cell>
          <table:table-cell office:value-type="float" office:value="3.4193" calcext:value-type="float">
            <text:p>3.4193</text:p>
          </table:table-cell>
          <table:table-cell office:value-type="float" office:value="0.944" calcext:value-type="float">
            <text:p>0.944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4" calcext:value-type="float">
            <text:p>2.94</text:p>
          </table:table-cell>
          <table:table-cell office:value-type="float" office:value="0.4294" calcext:value-type="float">
            <text:p>0.4294</text:p>
          </table:table-cell>
          <table:table-cell office:value-type="float" office:value="2.9712" calcext:value-type="float">
            <text:p>2.9712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062" calcext:value-type="float">
            <text:p>0.0062</text:p>
          </table:table-cell>
          <table:table-cell office:value-type="float" office:value="3.3129" calcext:value-type="float">
            <text:p>3.3129</text:p>
          </table:table-cell>
          <table:table-cell office:value-type="float" office:value="0.8427" calcext:value-type="float">
            <text:p>0.8427</text:p>
          </table:table-cell>
          <table:table-cell office:value-type="float" office:value="3.4184" calcext:value-type="float">
            <text:p>3.418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41" calcext:value-type="float">
            <text:p>2.9441</text:p>
          </table:table-cell>
          <table:table-cell office:value-type="float" office:value="0.4224" calcext:value-type="float">
            <text:p>0.4224</text:p>
          </table:table-cell>
          <table:table-cell office:value-type="float" office:value="2.9742" calcext:value-type="float">
            <text:p>2.974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2904" calcext:value-type="float">
            <text:p>3.2904</text:p>
          </table:table-cell>
          <table:table-cell office:value-type="float" office:value="0.8202" calcext:value-type="float">
            <text:p>0.8202</text:p>
          </table:table-cell>
          <table:table-cell office:value-type="float" office:value="3.3911" calcext:value-type="float">
            <text:p>3.3911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49" calcext:value-type="float">
            <text:p>-0.2049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208" calcext:value-type="float">
            <text:p>0.208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165" calcext:value-type="float">
            <text:p>0.9165</text:p>
          </table:table-cell>
          <table:table-cell office:value-type="float" office:value="0.9091" calcext:value-type="float">
            <text:p>0.9091</text:p>
          </table:table-cell>
          <table:table-cell office:value-type="float" office:value="-0.2696" calcext:value-type="float">
            <text:p>-0.2696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106" calcext:value-type="float">
            <text:p>0.9106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17" calcext:value-type="float">
            <text:p>-0.2217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12" calcext:value-type="float">
            <text:p>0.9112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0942" calcext:value-type="float">
            <text:p>-0.0942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9141" calcext:value-type="float">
            <text:p>0.9141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6" calcext:value-type="float">
            <text:p>0.91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74" calcext:value-type="float">
            <text:p>0.92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44" calcext:value-type="float">
            <text:p>0.914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58" calcext:value-type="float">
            <text:p>0.92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2" calcext:value-type="float">
            <text:p>0.9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29" calcext:value-type="float">
            <text:p>0.922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13" calcext:value-type="float">
            <text:p>0.911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209" calcext:value-type="float">
            <text:p>0.92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9" calcext:value-type="float">
            <text:p>0.90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6" calcext:value-type="float">
            <text:p>0.91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9" calcext:value-type="float">
            <text:p>0.907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6" calcext:value-type="float">
            <text:p>0.91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2" calcext:value-type="float">
            <text:p>0.908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3" calcext:value-type="float">
            <text:p>0.91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88" calcext:value-type="float">
            <text:p>0.908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31" calcext:value-type="float">
            <text:p>0.91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12" calcext:value-type="float">
            <text:p>0.91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02" calcext:value-type="float">
            <text:p>0.91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02" calcext:value-type="float">
            <text:p>0.910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42" calcext:value-type="float">
            <text:p>0.90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96" calcext:value-type="float">
            <text:p>0.909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13" calcext:value-type="float">
            <text:p>0.90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8" calcext:value-type="float">
            <text:p>0.908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6" calcext:value-type="float">
            <text:p>0.89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68" calcext:value-type="float">
            <text:p>0.90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31" calcext:value-type="float">
            <text:p>0.89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47" calcext:value-type="float">
            <text:p>0.904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08" calcext:value-type="float">
            <text:p>0.89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" calcext:value-type="float">
            <text:p>0.90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8967" calcext:value-type="float">
            <text:p>0.896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9" calcext:value-type="float">
            <text:p>0.907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06" calcext:value-type="float">
            <text:p>0.90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77" calcext:value-type="float">
            <text:p>0.907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3" calcext:value-type="float">
            <text:p>0.9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082" calcext:value-type="float">
            <text:p>0.908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057" calcext:value-type="float">
            <text:p>0.90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15" calcext:value-type="float">
            <text:p>0.91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05" calcext:value-type="float">
            <text:p>0.91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5" calcext:value-type="float">
            <text:p>0.9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.9268" calcext:value-type="float">
            <text:p>0.926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187" calcext:value-type="float">
            <text:p>0.918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06" calcext:value-type="float">
            <text:p>-0.250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168" calcext:value-type="float">
            <text:p>0.9168</text:p>
          </table:table-cell>
          <table:table-cell office:value-type="float" office:value="-0.2511" calcext:value-type="float">
            <text:p>-0.2511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212" calcext:value-type="float">
            <text:p>0.9212</text:p>
          </table:table-cell>
          <table:table-cell office:value-type="float" office:value="0.9166" calcext:value-type="float">
            <text:p>0.9166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1" calcext:value-type="float">
            <text:p>-0.2181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2473" calcext:value-type="float">
            <text:p>0.2473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25" calcext:value-type="float">
            <text:p>0.9225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9223" calcext:value-type="float">
            <text:p>0.9223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814" calcext:value-type="float">
            <text:p>0.7814</text:p>
          </table:table-cell>
          <table:table-cell office:value-type="float" office:value="3.1712" calcext:value-type="float">
            <text:p>3.1712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17" calcext:value-type="float">
            <text:p>0.917</text:p>
          </table:table-cell>
          <table:table-cell office:value-type="float" office:value="0.3481" calcext:value-type="float">
            <text:p>0.3481</text:p>
          </table:table-cell>
          <table:table-cell office:value-type="float" office:value="3.0773" calcext:value-type="float">
            <text:p>3.0773</text:p>
          </table:table-cell>
          <table:table-cell office:value-type="float" office:value="0.9077" calcext:value-type="float">
            <text:p>0.9077</text:p>
          </table:table-cell>
          <table:table-cell office:value-type="float" office:value="3.2084" calcext:value-type="float">
            <text:p>3.2084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2" calcext:value-type="float">
            <text:p>3.1422</text:p>
          </table:table-cell>
          <table:table-cell office:value-type="float" office:value="0.7546" calcext:value-type="float">
            <text:p>0.7546</text:p>
          </table:table-cell>
          <table:table-cell office:value-type="float" office:value="3.2315" calcext:value-type="float">
            <text:p>3.2315</text:p>
          </table:table-cell>
          <table:table-cell office:value-type="float" office:value="0.984" calcext:value-type="float">
            <text:p>0.984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28" calcext:value-type="float">
            <text:p>0.328</text:p>
          </table:table-cell>
          <table:table-cell office:value-type="float" office:value="3.1288" calcext:value-type="float">
            <text:p>3.1288</text:p>
          </table:table-cell>
          <table:table-cell office:value-type="float" office:value="0.8802" calcext:value-type="float">
            <text:p>0.8802</text:p>
          </table:table-cell>
          <table:table-cell office:value-type="float" office:value="3.2503" calcext:value-type="float">
            <text:p>3.2503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4" calcext:value-type="float">
            <text:p>3.2214</text:p>
          </table:table-cell>
          <table:table-cell office:value-type="float" office:value="0.7399" calcext:value-type="float">
            <text:p>0.7399</text:p>
          </table:table-cell>
          <table:table-cell office:value-type="float" office:value="3.3053" calcext:value-type="float">
            <text:p>3.3053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3064" calcext:value-type="float">
            <text:p>0.3064</text:p>
          </table:table-cell>
          <table:table-cell office:value-type="float" office:value="3.1835" calcext:value-type="float">
            <text:p>3.1835</text:p>
          </table:table-cell>
          <table:table-cell office:value-type="float" office:value="0.8563" calcext:value-type="float">
            <text:p>0.8563</text:p>
          </table:table-cell>
          <table:table-cell office:value-type="float" office:value="3.2967" calcext:value-type="float">
            <text:p>3.2967</text:p>
          </table:table-cell>
          <table:table-cell office:value-type="float" office:value="0.9971" calcext:value-type="float">
            <text:p>0.9971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3072" calcext:value-type="float">
            <text:p>0.3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0:53:59.1563117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29T11:54:08.428098603</dc:date>
    <meta:editing-duration>PT7H44M15S</meta:editing-duration>
    <meta:editing-cycles>13</meta:editing-cycles>
    <meta:generator>LibreOffice/5.0.3.2$Linux_X86_64 LibreOffice_project/00m0$Build-2</meta:generator>
    <dc:creator>David Blacher</dc:creator>
    <meta:document-statistic meta:table-count="2" meta:cell-count="1524" meta:object-count="0"/>
  </office:meta>
</office:document-meta>
</file>